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our" svg:font-family="Coour"/>
    <style:font-face style:name="OpenSymbol" svg:font-family="OpenSymbol"/>
    <style:font-face style:name="Tahoma1" svg:font-family="Tahoma"/>
    <style:font-face style:name="Courier New" svg:font-family="'Courier New'" style:font-family-generic="modern" style:font-pitch="fixed"/>
    <style:font-face style:name="Colonna MT" svg:font-family="'Colonna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text-properties style:font-name="Courier New"/>
    </style:style>
    <style:style style:name="P5" style:family="paragraph" style:parent-style-name="Text_20_body" style:list-style-name="L1">
      <style:text-properties style:font-name="Times New Roman"/>
    </style:style>
    <style:style style:name="P6" style:family="paragraph" style:parent-style-name="Text_20_body" style:list-style-name="L2"/>
    <style:style style:name="P7" style:family="paragraph" style:parent-style-name="Text_20_body" style:list-style-name="L2">
      <style:text-properties style:font-name="Courier New"/>
    </style:style>
    <style:style style:name="P8" style:family="paragraph" style:parent-style-name="Text_20_body" style:list-style-name="L3"/>
    <style:style style:name="P9" style:family="paragraph" style:parent-style-name="Text_20_body" style:list-style-name="L1">
      <style:paragraph-properties fo:margin-left="2.491cm" fo:margin-right="0cm" fo:text-indent="-0.635cm" style:auto-text-indent="false"/>
      <style:text-properties style:font-name="Courier New"/>
    </style:style>
    <style:style style:name="P10" style:family="paragraph" style:parent-style-name="Text_20_body" style:list-style-name="L1">
      <style:paragraph-properties fo:margin-left="2.491cm" fo:margin-right="0cm" fo:text-indent="-0.635cm" style:auto-text-indent="false"/>
    </style:style>
    <style:style style:name="P11" style:family="paragraph" style:parent-style-name="Text_20_body" style:list-style-name="L1">
      <style:paragraph-properties fo:margin-left="2.491cm" fo:margin-right="0cm" fo:text-indent="-0.635cm" style:auto-text-indent="false"/>
      <style:text-properties style:font-name="Times New Roman"/>
    </style:style>
    <style:style style:name="P12" style:family="paragraph" style:parent-style-name="Text_20_body" style:list-style-name="L2">
      <style:paragraph-properties fo:margin-left="2.491cm" fo:margin-right="0cm" fo:text-indent="-0.635cm" style:auto-text-indent="false"/>
      <style:text-properties style:font-name="Times New Roman"/>
    </style:style>
    <style:style style:name="P13" style:family="paragraph" style:parent-style-name="Text_20_body" style:list-style-name="L2">
      <style:paragraph-properties fo:margin-left="2.491cm" fo:margin-right="0cm" fo:text-indent="-0.635cm" style:auto-text-indent="false"/>
    </style:style>
    <style:style style:name="P14" style:family="paragraph" style:parent-style-name="Text_20_body">
      <style:paragraph-properties fo:margin-left="1.245cm" fo:margin-right="0cm" fo:text-indent="-0.635cm" style:auto-text-indent="false"/>
      <style:text-properties style:font-name="Times New Roman"/>
    </style:style>
    <style:style style:name="P15" style:family="paragraph" style:parent-style-name="Text_20_body" style:list-style-name="L1">
      <style:paragraph-properties fo:margin-left="1.245cm" fo:margin-right="0cm" fo:text-indent="-0.635cm" style:auto-text-indent="false"/>
    </style:style>
    <style:style style:name="P16" style:family="paragraph" style:parent-style-name="Text_20_body" style:list-style-name="L2">
      <style:paragraph-properties fo:margin-left="1.245cm" fo:margin-right="0cm" fo:text-indent="-0.635cm" style:auto-text-indent="false"/>
    </style:style>
    <style:style style:name="P17" style:family="paragraph" style:parent-style-name="Text_20_body" style:list-style-name="L2">
      <style:paragraph-properties fo:margin-left="1.245cm" fo:margin-right="0cm" fo:text-indent="-0.635cm" style:auto-text-indent="false"/>
      <style:text-properties style:font-name="Courier New"/>
    </style:style>
    <style:style style:name="P18" style:family="paragraph" style:parent-style-name="Text_20_body" style:list-style-name="L2">
      <style:paragraph-properties fo:margin-left="3.736cm" fo:margin-right="0cm" fo:text-indent="-0.635cm"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Times New Roman"/>
    </style:style>
    <style:style style:name="T4" style:family="text">
      <style:text-properties style:font-name="Courier New"/>
    </style:style>
    <style:style style:name="T5" style:family="text">
      <style:text-properties style:font-name="Coour"/>
    </style:style>
    <style:style style:name="T6" style:family="text">
      <style:text-properties style:font-name="Colonna M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mp Webserver</text:p>
      <text:p text:style-name="P2">Nemp Version 4.4</text:p>
      <text:p text:style-name="Standard"/>
      <text:p text:style-name="Standard">This document should help you to modify the Nemp Webserver themes and/or create your own templates.</text:p>
      <text:p text:style-name="Standard"/>
      <text:h text:style-name="Heading_20_1" text:outline-level="1">Introduction</text:h>
      <text:p text:style-name="Text_20_body">First I want to be clear about what the Nemp Webserver is, and what it is not. Some people stated that it can be used for streaming music within your home network. This is not the case.</text:p>
      <text:list xml:id="list36704618" text:style-name="L3">
        <text:list-item>
          <text:p text:style-name="P8">The Nemp Webserver IS NOT for streaming the playlist or the library within the local network. </text:p>
        </text:list-item>
        <text:list-item>
          <text:p text:style-name="P8">The Nemp Webserver IS a remote control for the player.</text:p>
        </text:list-item>
      </text:list>
      <text:p text:style-name="Text_20_body">The idea for this was born on a private party at my home. The computer with Nemp running on it was inside my room, the boxes where standing outside in the garden, where the party actually took place. It was quite annoying to walk inside everytime we wanted to hear a special track.</text:p>
      <text:p text:style-name="Text_20_body">With the Nemp Webserver you may have access to the playlist through your smartphone (any other device with wireless LAN and a web browser will work as well).</text:p>
      <text:p text:style-name="Text_20_body">With the new Nemp Webserver introduced in Nemp 4.4, it is possible to define two usergroups for controlling the player. Normal users may only "vote" for a file. Files with many votes will be played earlier than other files. A user with admin rights may have further access to the player, like moving files in the playlist, seeking in the current played file or volume control.</text:p>
      <text:h text:style-name="Heading_20_1" text:outline-level="1">Usage</text:h>
      <text:p text:style-name="Text_20_body">When the server is activated, every device in the same network may have access to the Nemp Webserver through the IP address listed under "Own IP (LAN)" in the settings dialog, e.g. <text:a xlink:type="simple" xlink:href="http://192.168.1.123/"><text:span text:style-name="T2">http://192.168.1.123</text:span></text:a>. You may also need to add a port, like <text:span text:style-name="T2">:4242</text:span>, if you do not want to use the default port for http (80).</text:p>
      <text:p text:style-name="Text_20_body">If you want to restrict the access to authorized people in an open WLAN, you can set username and password for access.</text:p>
      <text:p text:style-name="Text_20_body">You can choose between several Themes. Nemp comes with 3 themes, but you can add your own if you want. The <text:span text:style-name="T2">Default</text:span> theme gives full access to the player using AJAX. The <text:span text:style-name="T2">No Javascript</text:span> theme gives (almost) full access to the player without using javascript. Some parts like seeking in the current file and volume control require javascript – these are missing in this theme. The <text:span text:style-name="T2">Party</text:span> theme gives only restricted access to the player. For full access admin rights are required (which means just another combination of username//password).</text:p>
      <text:p text:style-name="Text_20_body">If you just want to use the Nemp Webserver, you can stop reading now. The rest of this document is for developers, who want to add their own theme.</text:p>
      <text:h text:style-name="Heading_20_1" text:outline-level="1">The template system</text:h>
      <text:p text:style-name="Standard">The Nemp Webserver uses a simple template system. The different pages (player, playlist and library) are build based on different <text:span text:style-name="T1">template files (*.tpl).</text:span> Each template file contains parts of HTML code and some <text:span text:style-name="T1">insert tags.</text:span> These insert tags <text:span text:style-name="T1">{{value}}</text:span> are replaced by the Webserver as described in the file <text:span text:style-name="T2">TemplateOverview.pdf</text:span> .</text:p>
      <text:p text:style-name="Standard">If you want to build a new theme, you have to create a new subdirectory in <text:span text:style-name="T2">&lt;NempDir&gt;\HTML\</text:span>, <text:soft-page-break/>create a lot of <text:span text:style-name="T2">*.tpl</text:span> files and other files like images and files for javascript, css, static html and so on. The *.tpl files are simple text files, you can edit them with any editor you prefer.</text:p>
      <text:p text:style-name="Text_20_body">Template names are not case-sensitive as usual on Windows systems. The <text:span text:style-name="T1">insert tags</text:span> {{value}} actually are case sensitive, so {{value}} is not the same as {{Value}}.</text:p>
      <text:p text:style-name="Text_20_body">An overview of how the different template files are used is given in the file TemplateOverview.pdf. Base template is always <text:span text:style-name="T2">body.tpl,</text:span> which will use a proper <text:span text:style-name="T2">page*.tpl</text:span> for building the actual page.</text:p>
      <text:h text:style-name="Heading_20_1" text:outline-level="1">Commands</text:h>
      <text:p text:style-name="Text_20_body">The Nemp Webserver understands several commands to display information or to control the player. Most of the parameters should only be used through insert tags (see template overview), e.g. {{ID}} or {{CoverID}}</text:p>
      <text:list xml:id="list35199290" text:style-name="L1">
        <text:list-item>
          <text:p text:style-name="P3"><text:span text:style-name="T2">/player</text:span> The default page. This page shows usually the current file and controls for play/pause, stop, next title, ...</text:p>
        </text:list-item>
        <text:list-item>
          <text:p text:style-name="P3"><text:span text:style-name="T2">/playercontrol</text:span> Used for controlling the player. According to the parameters, the specified action is performed (the effect is the same as clicking the corresponding button in the Nemp main window). </text:p>
          <text:p text:style-name="P3">After this, the browser is redirected to <text:span text:style-name="T2">/player</text:span>.</text:p>
          <text:p text:style-name="P3">Used Parameter: <text:span text:style-name="T2">action<text:line-break/></text:span><text:span text:style-name="T3">Possible values: (e.g. </text:span><text:span text:style-name="T2">/playercontrol?action=playpause</text:span><text:span text:style-name="T3">)</text:span></text:p>
        </text:list-item>
        <text:list-item>
          <text:p text:style-name="P9">playpause </text:p>
        </text:list-item>
        <text:list-item>
          <text:p text:style-name="P9">stop </text:p>
        </text:list-item>
        <text:list-item>
          <text:p text:style-name="P9">next</text:p>
        </text:list-item>
        <text:list-item>
          <text:p text:style-name="P10"><text:span text:style-name="T2">previous</text:span></text:p>
        </text:list-item>
        <text:list-item>
          <text:p text:style-name="P3"><text:span text:style-name="T2">/playlist</text:span> Displays the playlist.</text:p>
        </text:list-item>
        <text:list-item>
          <text:p text:style-name="P3"><text:span text:style-name="T2">/library</text:span> This page is used for <text:span text:style-name="T1">searching</text:span> in the Nemp media library</text:p>
          <text:p text:style-name="P3">Used parameters: <text:span text:style-name="T2">query</text:span>, <text:span text:style-name="T2">start</text:span></text:p>
        </text:list-item>
        <text:list-item>
          <text:p text:style-name="P11"><text:span text:style-name="T2">query</text:span> The string the user searched for</text:p>
        </text:list-item>
        <text:list-item>
          <text:p text:style-name="P10"><text:span text:style-name="T2">start</text:span><text:span text:style-name="T3"> Offset (used for pagination, default value is </text:span><text:span text:style-name="T2">1</text:span><text:span text:style-name="T3">)</text:span></text:p>
        </text:list-item>
        <text:list-item>
          <text:p text:style-name="P3"><text:span text:style-name="T2">/browse</text:span> This page is used for <text:span text:style-name="T1">browsing</text:span> in the Nemp media library</text:p>
          <text:p text:style-name="P3">Used parameters: <text:span text:style-name="T2">mode</text:span>, <text:span text:style-name="T2">l</text:span>, <text:span text:style-name="T2">value</text:span>, <text:span text:style-name="T2">start</text:span>, <text:span text:style-name="T2">other</text:span><text:span text:style-name="T3">. Not all combinations of parameters are allowed.</text:span></text:p>
          <text:p text:style-name="P3"><text:span text:style-name="T3">Possible values for </text:span><text:span text:style-name="T2">mode</text:span><text:span text:style-name="T3"> are </text:span><text:span text:style-name="T2">artist</text:span><text:span text:style-name="T3">, </text:span><text:span text:style-name="T2">album</text:span><text:span text:style-name="T3"> and </text:span><text:span text:style-name="T2">genre</text:span><text:span text:style-name="T3">. Artist shows a list of artists, album a list of albums, and genre a list of genres. The list of artist is splitted into two pages to sort out all the "one-track-artists" in your library. You can choose between these page through the parameter </text:span><text:span text:style-name="T2">other</text:span><text:span text:style-name="T3">. On the album page all albums with 3 or more tracks are shown. Albums with one ore 2 tracks are omitted.</text:span></text:p>
          <text:p text:style-name="P3"><text:span text:style-name="T3">Parameter </text:span><text:span text:style-name="T2">l</text:span><text:span text:style-name="T3"> defines the letter of the preselection (only for modes artist and album). Possible values are </text:span><text:span text:style-name="T2">A</text:span><text:span text:style-name="T3">, ..., </text:span><text:span text:style-name="T2">Z</text:span><text:span text:style-name="T3">, any other value will be treated as </text:span><text:span text:style-name="T2">0</text:span><text:span text:style-name="T3">.</text:span></text:p>
          <text:p text:style-name="P3"><text:span text:style-name="T3">Parameter </text:span><text:span text:style-name="T2">other</text:span><text:span text:style-name="T3"> is used for artist. If other=1, a list of artists with less then 5 tracks is </text:span><text:soft-page-break/><text:span text:style-name="T3">shown. Otherwise a list of artists with 5 or more tracks is shown.</text:span></text:p>
          <text:p text:style-name="P3"><text:span text:style-name="T3">If parameter </text:span><text:span text:style-name="T2">value</text:span><text:span text:style-name="T3"> is given, a list of audifiles for the specified artist, album or genre (parameter mode) will be displayed.</text:span></text:p>
          <text:p text:style-name="P3"><text:span text:style-name="T3">Parameter </text:span><text:span text:style-name="T2">start</text:span><text:span text:style-name="T3"> defines an offset, if parameter value is used.</text:span></text:p>
        </text:list-item>
        <text:list-item>
          <text:p text:style-name="P3"><text:span text:style-name="T2">/playlist_details</text:span><text:span text:style-name="T3"> and </text:span><text:span text:style-name="T2">/library_details</text:span></text:p>
          <text:p text:style-name="P3"><text:span text:style-name="T3">Used to display detailed infomation for a file in the playlist or in the library. Parameter </text:span><text:span text:style-name="T2">ID</text:span><text:span text:style-name="T3"> specifies the file by an Integer. Note that a file "</text:span><text:a xlink:type="simple" xlink:href="file:///c:/my-favorite-song.mp3"><text:span text:style-name="T3">c:\my-favorite-song.mp3</text:span></text:a><text:span text:style-name="T3">" in the library has a different ID than the same file in the playlist.</text:span></text:p>
        </text:list-item>
        <text:list-item>
          <text:p text:style-name="P4">/cover</text:p>
          <text:p text:style-name="P3"><text:span text:style-name="T3">If you want to display a cover, you should use </text:span><text:span text:style-name="T2">/cover</text:span><text:span text:style-name="T3"> with a specified ID. The Nemp Webserver will then return the proper image.</text:span></text:p>
        </text:list-item>
        <text:list-item>
          <text:p text:style-name="P4">/playlistcontrol</text:p>
          <text:p text:style-name="P5">Used for actions on the playlist. The specied action is performed, and the playlist page will be reloaded.</text:p>
          <text:p text:style-name="P3"><text:span text:style-name="T3">Parameter </text:span><text:span text:style-name="T2">ID</text:span><text:span text:style-name="T3"> specifies the file, on which the action should be performed.</text:span></text:p>
          <text:p text:style-name="P3"><text:span text:style-name="T3">Possible values for parameter </text:span><text:span text:style-name="T2">action</text:span><text:span text:style-name="T3"> are</text:span></text:p>
        </text:list-item>
        <text:list-item>
          <text:p text:style-name="P11"><text:span text:style-name="T2">file_playnow</text:span> starts playback of the file immediately. If the file is not in the playlist yet, it is inserted after the currently playing file</text:p>
        </text:list-item>
        <text:list-item>
          <text:p text:style-name="P11"><text:span text:style-name="T2">file_vote</text:span> adds a "vote" to the file. Files with many votes will be played earlier than other ones. If a file from the library is voted, it will be added to the playlist. If a copy of the file is already in the playlist, this copy will get the vote instead. So multiple voting for a file in the library will not result in multiple copies of the file in the playlist, but in one entry with many votes.</text:p>
        </text:list-item>
        <text:list-item>
          <text:p text:style-name="P11"><text:span text:style-name="T2">file_add</text:span> <text:s/>adds a file at the end of the playlist. Only allowed for files from the library.</text:p>
        </text:list-item>
        <text:list-item>
          <text:p text:style-name="P10"><text:span text:style-name="T2">file_addnext</text:span><text:span text:style-name="T3"> adds a file after the current title into the playlist. Only allowed for files from the library.</text:span></text:p>
        </text:list-item>
        <text:list-item>
          <text:p text:style-name="P11"><text:span text:style-name="T2">file_movedown</text:span> moves the selected file one position down. Only allowed in the playlist</text:p>
        </text:list-item>
        <text:list-item>
          <text:p text:style-name="P10"><text:span text:style-name="T2">file_moveup</text:span><text:span text:style-name="T3"> moves the selected file one position upwards. Only allowed in the playlist</text:span></text:p>
        </text:list-item>
        <text:list-item>
          <text:p text:style-name="P11"><text:span text:style-name="T2">file_delete</text:span> deletes a file from the playlist.</text:p>
        </text:list-item>
        <text:list-item>
          <text:p text:style-name="P15"><text:span text:style-name="T2">/&lt;some filename&gt;</text:span><text:span text:style-name="T3"> If the parameter </text:span><text:span text:style-name="T2">action=file_download</text:span><text:span text:style-name="T3"> is used along with a proper </text:span><text:span text:style-name="T2">ID</text:span><text:span text:style-name="T3">, Nemp will send this audiofile. Otherwise the specified file is searched in the Webserver Theme directory and returned (for example images, static html files, css, ...)</text:span></text:p>
        </text:list-item>
      </text:list>
      <text:p text:style-name="P14"/>
      <text:h text:style-name="Heading_20_1" text:outline-level="1">Ajax Commands</text:h>
      <text:p text:style-name="Text_20_body">The Nemp Webserver also understands some further commands, which may be used to send commands without the need of reloading a complete page. For an example, how these can be used, have a look into the default theme.</text:p>
      <text:list xml:id="list35440392" text:style-name="L2">
        <text:list-item>
          <text:p text:style-name="P7"><text:soft-page-break/>/playercontrolJS</text:p>
          <text:p text:style-name="P6">Parameter <text:span text:style-name="T2">action</text:span> can be used with the same values as in <text:span text:style-name="T2">/playercontrol</text:span>.</text:p>
          <text:p text:style-name="P6">Additional values for <text:span text:style-name="T2">action</text:span> are</text:p>
        </text:list-item>
        <text:list-item>
          <text:p text:style-name="P13"><text:span text:style-name="T2">setprogress</text:span> Set the progress of the current file to the value specified in the parameter <text:span text:style-name="T2">value</text:span>. Valid values are numbers from 0 to 100. Return value: none.</text:p>
        </text:list-item>
        <text:list-item>
          <text:p text:style-name="P13"><text:span text:style-name="T2">getprogress</text:span> Get the progress in the current file. Return value: '0' <text:s/>to '100'</text:p>
        </text:list-item>
        <text:list-item>
          <text:p text:style-name="P13"><text:span text:style-name="T2">setvolume, getvolume</text:span>: Same as progress, but with the volume</text:p>
          <text:p text:style-name="P16">Also, a parameter part may be used, to reload parts of the player page:</text:p>
        </text:list-item>
        <text:list-item>
          <text:p text:style-name="P13"><text:span text:style-name="T2">part=controls</text:span> will return the part <text:span text:style-name="T2">{{PlayerControl}}</text:span> of the player page template</text:p>
        </text:list-item>
        <text:list-item>
          <text:p text:style-name="P13"><text:span text:style-name="T2">part=player</text:span> will return the part <text:span text:style-name="T2">{{ItemPlayer}}</text:span> of the player page</text:p>
        </text:list-item>
        <text:list-item>
          <text:p text:style-name="P17">/playlistcontrolJS</text:p>
          <text:p text:style-name="P16">Same parameters as in <text:span text:style-name="T2">/playlistcontrol</text:span>, but without redirect to the playlist page.</text:p>
        </text:list-item>
        <text:list-item>
          <text:p text:style-name="P12"><text:span text:style-name="T2">file_playnow</text:span> returns the ID of the new file, which can be used to add a class "current" to the new file by javascript.</text:p>
        </text:list-item>
        <text:list-item>
          <text:p text:style-name="P12"><text:span text:style-name="T2">file_vote</text:span> returns </text:p>
        </text:list-item>
        <text:list-item>
          <text:p text:style-name="P18"><text:span text:style-name="T2">ok</text:span>: Success, vote was counted.</text:p>
        </text:list-item>
        <text:list-item>
          <text:p text:style-name="P18"><text:span text:style-name="T2">spam</text:span>: The user voted too much. There is a limit of 20 votes per minute.</text:p>
        </text:list-item>
        <text:list-item>
          <text:p text:style-name="P18"><text:span text:style-name="T2">already voted</text:span>: The user has already voted for this file. Only one vote per user and minute is allowed.</text:p>
        </text:list-item>
        <text:list-item>
          <text:p text:style-name="P18"><text:span text:style-name="T2">exception</text:span>: Something was wrong (e.g. a deprecated link was clicked)</text:p>
          <text:p text:style-name="P12">If "Ok" is returned, the item should be reloaded, see <text:span text:style-name="T2">loaditem</text:span>.</text:p>
        </text:list-item>
        <text:list-item>
          <text:p text:style-name="P13"><text:span text:style-name="T2">file_add</text:span><text:span text:style-name="T3"> , </text:span><text:span text:style-name="T2">file_addnext</text:span><text:span text:style-name="T3"> returns </text:span><text:span text:style-name="T2">ok</text:span><text:span text:style-name="T3"> or </text:span><text:span text:style-name="T2">invalid parameter</text:span><text:span text:style-name="T3">.</text:span></text:p>
        </text:list-item>
        <text:list-item>
          <text:p text:style-name="P12"><text:span text:style-name="T2">file_movedown</text:span> returns the ID of the file below the current file, i.e. the ID of the file, with which the selected file has been swapped. </text:p>
          <text:p text:style-name="P12">If the return value is <text:span text:style-name="T2">-1</text:span>, the file was only moved down inside the prebook list<text:note text:id="ftn0" text:note-class="footnote"><text:note-citation>1</text:note-citation><text:note-body><text:p text:style-name="Footnote">The prebook list can be used to "sort" the playlist without moving the entries. Just select a playlist file in the Nemp window and type a number. This is a fine little function, but: This is a quite confusing concept, as it is only used in Nemp, not in any other player (afaik). You SHOULD NOT use this function when using the webserver on a party.</text:p></text:note-body></text:note></text:p>
          <text:p text:style-name="P12">If the return value is <text:span text:style-name="T2">-2</text:span>, the last file was selected, and the operation was cancelled.</text:p>
          <text:p text:style-name="P12">The return values can be used to check whether the html playlist and the Nemp playlist are consistent. If they are, only two items can be loaded and replaced instead of reloading the complete playlist.</text:p>
        </text:list-item>
        <text:list-item>
          <text:p text:style-name="P13"><text:span text:style-name="T2">file_moveup</text:span><text:span text:style-name="T3"> Same as move down. Return value is </text:span><text:span text:style-name="T2">-2</text:span><text:span text:style-name="T3"> for the topmost file in the playlist.</text:span></text:p>
        </text:list-item>
        <text:list-item>
          <text:p text:style-name="P12"><text:span text:style-name="T2">file_delete</text:span> returns</text:p>
        </text:list-item>
        <text:list-item>
          <text:p text:style-name="P18"><text:span text:style-name="T2">0</text:span>: Invalid parameter, file was not in the playlist (reload of playlist is recommended)</text:p>
        </text:list-item>
        <text:list-item>
          <text:p text:style-name="P18"><text:soft-page-break/><text:span text:style-name="T2">1</text:span>: Success, file was deleted from playlist.</text:p>
        </text:list-item>
        <text:list-item>
          <text:p text:style-name="P18"><text:span text:style-name="T2">2</text:span>: File was only deleted from the prebook list</text:p>
        </text:list-item>
        <text:list-item>
          <text:p text:style-name="P12"><text:span text:style-name="T2">loaditem</text:span> returns the html code for the specified file (through parameter <text:span text:style-name="T2">ID</text:span>) as defined in template <text:span text:style-name="T2">Itemplaylist.tpl</text:span>. If <text:span text:style-name="T2">ID=-1</text:span>, the complete playlist is loaded, as in <text:span text:style-name="T2">{{PlaylistItems}}</text:span>.</text:p>
        </text:list-item>
      </text:list>
      <text:h text:style-name="Heading_20_1" text:outline-level="1">Admin area</text:h>
      <text:p text:style-name="Text_20_body">The Webserver theme "<text:span text:style-name="T2">party</text:span>" comes with an additional subdirectory "<text:span text:style-name="T2">admin</text:span>". In this subdirectory you can define another set of templates, which allow further control than the templates in the root directory of the theme. You do not need to copy all template files int the admin directory – if a template file is missing, the one of the root directory is used.</text:p>
      <text:p text:style-name="Text_20_body">For example, a normal "party user" may just vote for files, while "you" as the "DJ" may also want to control the player or delete files from the playlist.</text:p>
      <text:p text:style-name="Text_20_body">The Nemp Webserver checks every request for a starting "/<text:span text:style-name="T2">admin</text:span>" in the URL. If found, admin rights are required to proceed.</text:p>
      <text:p text:style-name="Text_20_body">The part "<text:span text:style-name="T2">/admin</text:span>" is then cropped from the URL. That means, all refs to static files like css, javascript, images are relative to the root directory of the theme. The subdirectory admin is only for the template files, other files in this directory will be invisible for the Webserver.</text:p>
      <text:p text:style-name="Text_20_body">Note: If one of the guests on your party is a Nemp professional and knows the commands of the Nemp Webserver, he (or she) may directly type a url like "<text:span text:style-name="T2">/playlistcontrol?id=1337&amp;action=file_playnow</text:span>" to control the playlist. Without proper identification as admin this will not work, unless you allow player control within the settings dialog at "user rights".</text:p>
      <text:h text:style-name="Heading_20_1" text:outline-level="1">Remarks</text:h>
      <text:p text:style-name="Text_20_body">If you have any problem with creating your own theme, or you miss some features, or you found some bugs, or enhanced an existing theme: Feel free to send me an e-mail to <text:a xlink:type="simple" xlink:href="mailto:mail@gausi.de">mail@gaus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our" svg:font-family="Coour"/>
    <style:font-face style:name="OpenSymbol" svg:font-family="OpenSymbol"/>
    <style:font-face style:name="Tahoma1" svg:font-family="Tahoma"/>
    <style:font-face style:name="Courier New" svg:font-family="'Courier New'" style:font-family-generic="modern" style:font-pitch="fixed"/>
    <style:font-face style:name="Colonna MT" svg:font-family="'Colonna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9M27S</meta:editing-duration>
    <meta:editing-cycles>60</meta:editing-cycles>
    <meta:generator>OpenOffice.org/3.3$Win32 OpenOffice.org_project/330m20$Build-9567</meta:generator>
    <dc:date>2012-02-05T17:33:32.59</dc:date>
    <dc:creator>Daniel Gaußmann</dc:creator>
    <meta:document-statistic meta:table-count="0" meta:image-count="0" meta:object-count="0" meta:page-count="5" meta:paragraph-count="98" meta:word-count="2051" meta:character-count="11587"/>
    <meta:user-defined meta:name="Info 1"/>
    <meta:user-defined meta:name="Info 2"/>
    <meta:user-defined meta:name="Info 3"/>
    <meta:user-defined meta:name="Info 4"/>
  </office:meta>
</office:document-meta>
</file>